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3e9" officeooo:paragraph-rsid="001433e9"/>
    </style:style>
    <style:style style:name="P2" style:family="paragraph" style:parent-style-name="Standard">
      <style:text-properties officeooo:paragraph-rsid="001433e9"/>
    </style:style>
    <style:style style:name="P3" style:family="paragraph" style:parent-style-name="Standard">
      <style:text-properties officeooo:rsid="00157161" officeooo:paragraph-rsid="00157161"/>
    </style:style>
    <style:style style:name="P4" style:family="paragraph" style:parent-style-name="Standard">
      <style:text-properties officeooo:rsid="00169a27" officeooo:paragraph-rsid="00169a27"/>
    </style:style>
    <style:style style:name="P5" style:family="paragraph" style:parent-style-name="Standard">
      <style:text-properties officeooo:rsid="0018793c" officeooo:paragraph-rsid="0018793c"/>
    </style:style>
    <style:style style:name="P6" style:family="paragraph" style:parent-style-name="Standard">
      <style:text-properties officeooo:rsid="001906d2" officeooo:paragraph-rsid="001906d2"/>
    </style:style>
    <style:style style:name="P7" style:family="paragraph" style:parent-style-name="Standard">
      <style:text-properties officeooo:rsid="001a1041" officeooo:paragraph-rsid="001a1041"/>
    </style:style>
    <style:style style:name="P8" style:family="paragraph" style:parent-style-name="Standard">
      <style:text-properties officeooo:rsid="001a6b9e" officeooo:paragraph-rsid="001a6b9e"/>
    </style:style>
    <style:style style:name="P9" style:family="paragraph" style:parent-style-name="Standard">
      <style:text-properties officeooo:paragraph-rsid="001c54ac"/>
    </style:style>
    <style:style style:name="P10" style:family="paragraph" style:parent-style-name="Standard">
      <style:text-properties fo:font-style="normal" officeooo:rsid="001a6b9e" officeooo:paragraph-rsid="001a6b9e" style:font-style-asian="normal" style:font-style-complex="normal"/>
    </style:style>
    <style:style style:name="P11" style:family="paragraph" style:parent-style-name="Standard">
      <style:text-properties fo:font-style="normal" officeooo:paragraph-rsid="001f0870" style:font-style-asian="normal" style:font-style-complex="normal"/>
    </style:style>
    <style:style style:name="P12" style:family="paragraph" style:parent-style-name="Standard">
      <style:text-properties fo:font-style="normal" officeooo:paragraph-rsid="001f1feb" style:font-style-asian="normal" style:font-style-complex="normal"/>
    </style:style>
    <style:style style:name="P13" style:family="paragraph" style:parent-style-name="Standard">
      <style:text-properties fo:font-style="normal" officeooo:paragraph-rsid="001f48ab" style:font-style-asian="normal" style:font-style-complex="normal"/>
    </style:style>
    <style:style style:name="P14" style:family="paragraph" style:parent-style-name="Standard">
      <style:text-properties fo:font-style="normal" officeooo:paragraph-rsid="00200f74" style:font-style-asian="normal" style:font-style-complex="normal"/>
    </style:style>
    <style:style style:name="P15" style:family="paragraph" style:parent-style-name="Standard">
      <style:text-properties officeooo:paragraph-rsid="001d414d"/>
    </style:style>
    <style:style style:name="P16" style:family="paragraph" style:parent-style-name="Standard">
      <style:text-properties officeooo:paragraph-rsid="001d8be5"/>
    </style:style>
    <style:style style:name="P17" style:family="paragraph" style:parent-style-name="Standard">
      <style:text-properties officeooo:paragraph-rsid="001f0870"/>
    </style:style>
    <style:style style:name="P18" style:family="paragraph" style:parent-style-name="Standard">
      <style:text-properties officeooo:paragraph-rsid="001f1feb"/>
    </style:style>
    <style:style style:name="P19" style:family="paragraph" style:parent-style-name="Standard">
      <style:text-properties officeooo:paragraph-rsid="00200f74"/>
    </style:style>
    <style:style style:name="P20" style:family="paragraph" style:parent-style-name="Standard">
      <style:text-properties officeooo:paragraph-rsid="00206158"/>
    </style:style>
    <style:style style:name="P21" style:family="paragraph" style:parent-style-name="Standard">
      <style:text-properties officeooo:paragraph-rsid="0020655c"/>
    </style:style>
    <style:style style:name="P22" style:family="paragraph" style:parent-style-name="Standard">
      <style:text-properties style:font-name="Liberation Serif" fo:font-size="12pt" fo:font-style="normal" officeooo:paragraph-rsid="002141b1" style:font-size-asian="12pt" style:font-style-asian="normal" style:font-size-complex="12pt" style:font-style-complex="normal"/>
    </style:style>
    <style:style style:name="P23" style:family="paragraph" style:parent-style-name="Standard">
      <style:text-properties officeooo:paragraph-rsid="0022d881"/>
    </style:style>
    <style:style style:name="P24" style:family="paragraph" style:parent-style-name="Standard">
      <style:text-properties officeooo:paragraph-rsid="00236e50"/>
    </style:style>
    <style:style style:name="P25" style:family="paragraph" style:parent-style-name="Standard">
      <style:text-properties officeooo:paragraph-rsid="0024a9ff"/>
    </style:style>
    <style:style style:name="P26" style:family="paragraph" style:parent-style-name="Standard">
      <style:text-properties officeooo:rsid="002706cb" officeooo:paragraph-rsid="002706cb"/>
    </style:style>
    <style:style style:name="P27" style:family="paragraph" style:parent-style-name="Standard">
      <style:text-properties officeooo:rsid="00275944" officeooo:paragraph-rsid="00275944"/>
    </style:style>
    <style:style style:name="P28" style:family="paragraph" style:parent-style-name="Standard">
      <style:text-properties officeooo:rsid="00283c05" officeooo:paragraph-rsid="00283c05"/>
    </style:style>
    <style:style style:name="P29" style:family="paragraph" style:parent-style-name="Standard">
      <style:text-properties officeooo:rsid="002897c2" officeooo:paragraph-rsid="002897c2"/>
    </style:style>
    <style:style style:name="T1" style:family="text">
      <style:text-properties officeooo:rsid="001433e9"/>
    </style:style>
    <style:style style:name="T2" style:family="text">
      <style:text-properties officeooo:rsid="00169a27"/>
    </style:style>
    <style:style style:name="T3" style:family="text">
      <style:text-properties officeooo:rsid="0018793c"/>
    </style:style>
    <style:style style:name="T4" style:family="text">
      <style:text-properties officeooo:rsid="001906d2"/>
    </style:style>
    <style:style style:name="T5" style:family="text">
      <style:text-properties officeooo:rsid="001a1041"/>
    </style:style>
    <style:style style:name="T6" style:family="text">
      <style:text-properties officeooo:rsid="001a6b9e"/>
    </style:style>
    <style:style style:name="T7" style:family="text">
      <style:text-properties officeooo:rsid="001c54ac"/>
    </style:style>
    <style:style style:name="T8" style:family="text">
      <style:text-properties fo:font-style="italic" officeooo:rsid="0024e503" style:font-style-asian="italic" style:font-style-complex="italic"/>
    </style:style>
    <style:style style:name="T9" style:family="text">
      <style:text-properties fo:font-style="normal" officeooo:rsid="001c54ac" style:font-style-asian="normal" style:font-style-complex="normal"/>
    </style:style>
    <style:style style:name="T10" style:family="text">
      <style:text-properties fo:font-style="normal" officeooo:rsid="001d414d" style:font-style-asian="normal" style:font-style-complex="normal"/>
    </style:style>
    <style:style style:name="T11" style:family="text">
      <style:text-properties fo:font-style="normal" officeooo:rsid="001d8be5" style:font-style-asian="normal" style:font-style-complex="normal"/>
    </style:style>
    <style:style style:name="T12" style:family="text">
      <style:text-properties fo:font-style="normal" officeooo:rsid="001f0870" style:font-style-asian="normal" style:font-style-complex="normal"/>
    </style:style>
    <style:style style:name="T13" style:family="text">
      <style:text-properties fo:font-style="normal" officeooo:rsid="001f1feb" style:font-style-asian="normal" style:font-style-complex="normal"/>
    </style:style>
    <style:style style:name="T14" style:family="text">
      <style:text-properties fo:font-style="normal" officeooo:rsid="001f48ab" style:font-style-asian="normal" style:font-style-complex="normal"/>
    </style:style>
    <style:style style:name="T15" style:family="text">
      <style:text-properties fo:font-style="normal" officeooo:rsid="00200f74" style:font-style-asian="normal" style:font-style-complex="normal"/>
    </style:style>
    <style:style style:name="T16" style:family="text">
      <style:text-properties fo:font-style="normal" officeooo:rsid="0022d881" style:font-style-asian="normal" style:font-style-complex="normal"/>
    </style:style>
    <style:style style:name="T17" style:family="text">
      <style:text-properties fo:font-style="normal" officeooo:rsid="00236e50" style:font-style-asian="normal" style:font-style-complex="normal"/>
    </style:style>
    <style:style style:name="T18" style:family="text">
      <style:text-properties fo:font-style="normal" fo:font-weight="normal" officeooo:rsid="001f087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f1fe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f48a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00f74" style:font-style-asian="normal" style:font-weight-asian="normal" style:font-style-complex="normal" style:font-weight-complex="normal"/>
    </style:style>
    <style:style style:name="T22" style:family="text">
      <style:text-properties style:font-name="monospace" fo:font-size="11.25pt" fo:font-style="normal" officeooo:rsid="0022d881" style:font-size-asian="12pt" style:font-style-asian="normal" style:font-size-complex="12pt" style:font-style-complex="normal"/>
    </style:style>
    <style:style style:name="T23" style:family="text">
      <style:text-properties style:font-name="Liberation Serif" fo:font-size="12pt" fo:font-style="normal" officeooo:rsid="00206158" style:font-size-asian="12pt" style:font-style-asian="normal" style:font-size-complex="12pt" style:font-style-complex="normal"/>
    </style:style>
    <style:style style:name="T24" style:family="text">
      <style:text-properties style:font-name="Liberation Serif" fo:font-size="12pt" fo:font-style="normal" officeooo:rsid="0020655c" style:font-size-asian="12pt" style:font-style-asian="normal" style:font-size-complex="12pt" style:font-style-complex="normal"/>
    </style:style>
    <style:style style:name="T25" style:family="text">
      <style:text-properties style:font-name="Liberation Serif" fo:font-size="12pt" fo:font-style="normal" officeooo:rsid="002141b1" style:font-size-asian="12pt" style:font-style-asian="normal" style:font-size-complex="12pt" style:font-style-complex="normal"/>
    </style:style>
    <style:style style:name="T26" style:family="text">
      <style:text-properties style:font-name="Liberation Serif" fo:font-size="12pt" fo:font-style="normal" officeooo:rsid="0022d881" style:font-size-asian="12pt" style:font-style-asian="normal" style:font-size-complex="12pt" style:font-style-complex="normal"/>
    </style:style>
    <style:style style:name="T27" style:family="text">
      <style:text-properties officeooo:rsid="002141b1"/>
    </style:style>
    <style:style style:name="T28" style:family="text">
      <style:text-properties officeooo:rsid="0022d881"/>
    </style:style>
    <style:style style:name="T29" style:family="text">
      <style:text-properties officeooo:rsid="00236e50"/>
    </style:style>
    <style:style style:name="T30" style:family="text">
      <style:text-properties officeooo:rsid="0024a9ff"/>
    </style:style>
    <style:style style:name="T31" style:family="text">
      <style:text-properties officeooo:rsid="0024e503"/>
    </style:style>
    <style:style style:name="T32" style:family="text">
      <style:text-properties officeooo:rsid="00275944"/>
    </style:style>
    <style:style style:name="T33" style:family="text">
      <style:text-properties officeooo:rsid="00283c05"/>
    </style:style>
    <style:style style:name="T34" style:family="text">
      <style:text-properties officeooo:rsid="002897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Zad</text:span><text:span text:style-name="T3">2</text:span><text:span text:style-name="T1">.</text:span></text:p>
      <text:p text:style-name="P3">STRUKTURY:</text:p>
      <text:p text:style-name="P1"><text:span text:style-name="T3"><text:tab/></text:span>Struktura zawierającą unigramy, bigramy</text:p>
      <text:p text:style-name="P1"><text:span text:style-name="T3"><text:tab/></text:span>Słownik<text:span text:style-name="T34">:</text:span> tag -&gt; <text:span text:style-name="T34">słownik: </text:span>word<text:span text:style-name="T34"> -&gt;unigrams[word]</text:span> i word -&gt; tag i suf_word - &gt; tags</text:p>
      <text:p text:style-name="P1"><text:span text:style-name="T3"><text:tab/></text:span>opisanie kazdego wersu za pomocą tablicy z tagami oraz z liczbą sylab poszczególnych słów, tzn. sylabs[i] oznacza liczbę sylab i-tego słowa w danym wersie.</text:p>
      <text:p text:style-name="P1"/>
      <text:p text:style-name="P1"/>
      <text:p text:style-name="P3">ALGORYTM:</text:p>
      <text:p text:style-name="P3">powtarzam aż się uda ( w praktyce <text:span text:style-name="T2">ok. 2</text:span>0 prób):</text:p>
      <text:p text:style-name="P3"><text:tab/>losuje opisy dwóch kolejnych wersów otrzymując ich opis sylabowy i tagowy</text:p>
      <text:p text:style-name="P3"><text:tab/>pierwszy wers generuję za pomocą statystyk unigramowych, tak aby na i- tym miejscu znajdowało się słowo posiadające odpowiednia liczbę sylab i tag.</text:p>
      <text:p text:style-name="P3"><text:tab/>drugi wers generuję tak samo, z tym że ostatnie słowo dobieram wg. rymu - czyli uważam na końcówkę słowa</text:p>
      <text:p text:style-name="P3"><text:tab/>jeśli w jakimś momencie nie możemy dopasować słowa, próbujemy losować od początku</text:p>
      <text:p text:style-name="P3"/>
      <text:p text:style-name="P4">CZAS DZIAŁANIA: n - ilość tagów</text:p>
      <text:p text:style-name="P29"><text:tab/>wygenerowanie 2 wersow to wygenerowanie k slow, jedno slowo generujemy poprzez przejrzenie listy mozliwych slow z danym tagiem i sylabami - m, zatem O(2*k*(logn + m) </text:p>
      <text:p text:style-name="P29"><text:tab/>w praktyce powtarzanie generowania takich wersow 20 razy - O(60*k*(logn + m))</text:p>
      <text:p text:style-name="P4"/>
      <text:p text:style-name="P4">SPOSÓB POPRAWY:</text:p>
      <text:p text:style-name="P4"><text:tab/>korzystanie ze statystyk <text:span text:style-name="T3">b</text:span>igramowych lub <text:span text:style-name="T3">kontekstów</text:span></text:p>
      <text:p text:style-name="P5"><text:tab/>maksymalizowanie prawdopodobieństwa zinterpolowanego danego wersu (np. przez local search)</text:p>
      <text:p text:style-name="P5"><text:tab/>maksymalizowanie p-stwa Bayesa danego wersu, porównując jego podobieństwo do tekstów Mickiewicza (jak w 1 zadaniu).</text:p>
      <text:p text:style-name="P5"/>
      <text:p text:style-name="P26">zad3.</text:p>
      <text:p text:style-name="P26">ELIMINACJE:</text:p>
      <text:p text:style-name="P26"><text:tab/>sprawdzenie naturalności ułożenia słow np. przez Bayes, wzajemną kolokacyjność itd.</text:p>
      <text:p text:style-name="P26"><text:tab/><text:span text:style-name="T32">a) sprawdzenie poprawności rymów</text:span></text:p>
      <text:p text:style-name="P27"><text:tab/>b) sprawdzenie czy wersy maja te sama liczbe sylab (rytmika)</text:p>
      <text:p text:style-name="P27"><text:tab/>mozna rozwazyc punktowanie gdy zamiast SVO mamy inne formy np. OVS, SOV w celu <text:tab/>urozmaicenia stylistycznego tekstu</text:p>
      <text:p text:style-name="P27">FINAL:</text:p>
      <text:p text:style-name="P27"><text:tab/>do finalu dochodzi 3K utworów z eliminacji (najlepszych wzgledem punktowym, z tym ze poezja, ktora nie spelnia pkt. a), b) raczej nie powinna byc uznawana (chyba ze myslimy tez o wierszach bialych)</text:p>
      <text:p text:style-name="P27"><text:tab/><text:span text:style-name="T33">a) </text:span>studenci moga glosowac, przyznajac punkty kazdemu utworowi np. od (1 - 5)</text:p>
      <text:p text:style-name="P27"><text:tab/>punkty przydzielamy jeszcze <text:span text:style-name="T33">na podstawie:</text:span></text:p>
      <text:p text:style-name="P28"><text:tab/>b) <text:span text:style-name="T32">punktowanie poezji, gdzie wystepuje duzo slow z tagami przymiotnika,</text:span> <text:tab/><text:tab/><text:tab/><text:tab/><text:span text:style-name="T32">porownaniami </text:span><text:s/><text:span text:style-name="T32">"wystepowanie slowa jak"</text:span></text:p>
      <text:p text:style-name="P28"><text:tab/>c) poproszenie studentow np. z dziennikarstwa o dokonanie takiej samej oceny jak w a)</text:p>
      <text:p text:style-name="P28">kazdy z pkt. ma wage np. 1/3. Sumujemy te wwszystkie wyniki i wylaniamy K zwyciezcow</text:p>
      <text:p text:style-name="P27"><text:tab/></text:p>
      <text:p text:style-name="P27"><text:tab/></text:p>
      <text:p text:style-name="P5"/>
      <text:p text:style-name="P5">Zad<text:span text:style-name="T4">4</text:span>.</text:p>
      <text:p text:style-name="P6">nogi:</text:p>
      <text:p text:style-name="P6"><text:tab/>[noga], rzecz. Rodz=z,Liczba=mn,Przyp=mian</text:p>
      <text:p text:style-name="P6"><text:soft-page-break/><text:tab/>noga jako część ciała oraz noga jako określenie na kogoś</text:p>
      <text:p text:style-name="P6">rad</text:p>
      <text:p text:style-name="P6"><text:tab/>[rad], rzecz. Rodz=m, Liczba=p, Przyp=mian</text:p>
      <text:p text:style-name="P6"><text:tab/>[rad], przym. <text:span text:style-name="T5">Rodz=m,</text:span>Liczb<text:span text:style-name="T5">a</text:span>=p<text:span text:style-name="T5">, Przyp=mian</text:span></text:p>
      <text:p text:style-name="P6"><text:tab/>[rad]<text:span text:style-name="T5">, czas. Czas=ter,Osoba=o3, Tryb=ozn,Rodz=m, Liczba=p</text:span></text:p>
      <text:p text:style-name="P5"><text:tab/><text:span text:style-name="T4">[rada], rzecz. Rodz=z, Liczba=mn</text:span></text:p>
      <text:p text:style-name="P7">musi</text:p>
      <text:p text:style-name="P7"><text:tab/>[muszy], przym. Rodz=m, Liczba=mn, Przyp=mian</text:p>
      <text:p text:style-name="P7"><text:tab/>[musiec], czas, Czas = ter, Osoba=o3, Tryb=ozn, Liczba=p</text:p>
      <text:p text:style-name="P7">raczy</text:p>
      <text:p text:style-name="P7"><text:tab/>[raczyć], czas. Czas=ter, Osoba=o3, Tryb=ozn, Liczba=p</text:p>
      <text:p text:style-name="P7"><text:tab/>[raczy], przym. Rodz = m, Liczba=p, Przyp=mian</text:p>
      <text:p text:style-name="P7"/>
      <text:p text:style-name="P7">szkoda</text:p>
      <text:p text:style-name="P7"><text:tab/>[szkoda], rzecz. Rodz=z, Liczba=p,<text:span text:style-name="T6"> Przyp=mian</text:span></text:p>
      <text:p text:style-name="P8"><text:tab/>[szkoda], przys.</text:p>
      <text:p text:style-name="P8">jak</text:p>
      <text:p text:style-name="P8"><text:tab/>[jak], rzecz. Rodz=m, Liczba=p, Przyp=mian</text:p>
      <text:p text:style-name="P8"><text:tab/>[jak], przyimek</text:p>
      <text:p text:style-name="P8"><text:tab/>[jak], partykuła</text:p>
      <text:p text:style-name="P8"><text:tab/>[jak], spójnik</text:p>
      <text:p text:style-name="P8"><text:tab/>[jak], przyslowek</text:p>
      <text:p text:style-name="P8">Zad6.</text:p>
      <text:p text:style-name="P8">SVO - typ języka, w którym zdania zawierające podmiot przed orzeczeniem i dopełnienie na końcu, są dominujące.</text:p>
      <text:p text:style-name="P9"><text:span text:style-name="T7">Angielski jest bardziej "ortodoksyjny" ponieważ miejsce podmiotu (przed czasownikiem) definiuje wykonwacę czynności. Np. </text:span><text:span text:style-name="Emphasis">Adam would like to invite Anna</text:span><text:span text:style-name="Emphasis"><text:span text:style-name="T7">, </text:span></text:span><text:span text:style-name="Emphasis">Anna would like to invite Adam</text:span><text:span text:style-name="Emphasis"><text:span text:style-name="T7">, </text:span></text:span><text:span text:style-name="Emphasis">Would Adam like to invite Anna</text:span><text:span text:style-name="Emphasis"><text:span text:style-name="T7"> - </text:span></text:span><text:span text:style-name="Emphasis"><text:span text:style-name="T9">w wyniku przestawienia miejsca podmiotu otrzymamy 3 różne zdania. W Polskim natomiast mamy: </text:span></text:span><text:span text:style-name="Emphasis"><text:span text:style-name="T7">Adam chciałby zaprosić Annę,</text:span></text:span><text:span text:style-name="Emphasis"><text:span text:style-name="T9"> </text:span></text:span><text:span text:style-name="Emphasis"><text:span text:style-name="T7">Annę chciałby zaprosić Adam, itd.</text:span></text:span></text:p>
      <text:p text:style-name="P9"><text:span text:style-name="Emphasis"><text:span text:style-name="T7">Pozostałe klasy : SOV, VSO, VOS, OVS, OSV.</text:span></text:span></text:p>
      <text:p text:style-name="P9"><text:span text:style-name="Emphasis"><text:span text:style-name="T9"/></text:span></text:p>
      <text:p text:style-name="P15"><text:span text:style-name="Emphasis"><text:span text:style-name="T10">sprawdz_klase(z):</text:span></text:span></text:p>
      <text:p text:style-name="P15"><text:span text:style-name="Emphasis"><text:span text:style-name="T10"><text:tab/>i = 0;</text:span></text:span></text:p>
      <text:p text:style-name="P15"><text:span text:style-name="Emphasis"><text:span text:style-name="T10"><text:tab/>ans = ["","",""]</text:span></text:span></text:p>
      <text:p text:style-name="P16"><text:span text:style-name="Emphasis"><text:span text:style-name="T11"><text:tab/>jezeli zanegowane(z):</text:span></text:span></text:p>
      <text:p text:style-name="P16"><text:span text:style-name="Emphasis"><text:span text:style-name="T11"><text:tab/><text:tab/>neg = prawda</text:span></text:span></text:p>
      <text:p text:style-name="P16"><text:span text:style-name="Emphasis"><text:span text:style-name="T11"><text:tab/>wpp neg = falsz // np On nie ma kota &lt;- dopelnienie w dopelniaczu</text:span></text:span></text:p>
      <text:p text:style-name="P15"><text:span text:style-name="Emphasis"><text:span text:style-name="T10"><text:tab/>dla kazdego s w z:</text:span></text:span></text:p>
      <text:p text:style-name="P15"><text:span text:style-name="Emphasis"><text:span text:style-name="T10"><text:tab/><text:tab/>jezeli przypadek(slowo) to mianownik</text:span></text:span><text:span text:style-name="Emphasis"><text:span text:style-name="T11"> lub</text:span></text:span><text:span text:style-name="Emphasis"><text:span text:style-name="T10"> </text:span></text:span><text:span text:style-name="Emphasis"><text:span text:style-name="T11">(</text:span></text:span><text:span text:style-name="Emphasis"><text:span text:style-name="T10">dopelni</text:span></text:span><text:span text:style-name="Emphasis"><text:span text:style-name="T11">acz</text:span></text:span><text:span text:style-name="Emphasis"><text:span text:style-name="T10"> </text:span></text:span><text:span text:style-name="Emphasis"><text:span text:style-name="T11">i !neg) </text:span></text:span><text:span text:style-name="Emphasis"><text:span text:style-name="T10">i slowo to rzeczownik</text:span></text:span></text:p>
      <text:p text:style-name="P15"><text:span text:style-name="Emphasis"><text:span text:style-name="T10"><text:tab/><text:tab/><text:tab/>ans[i] = S</text:span></text:span></text:p>
      <text:p text:style-name="P15"><text:span text:style-name="Emphasis"><text:span text:style-name="T10"><text:tab/><text:tab/><text:tab/>i++</text:span></text:span></text:p>
      <text:p text:style-name="P15"><text:span text:style-name="Emphasis"><text:span text:style-name="T10"><text:tab/><text:tab/>jezeli </text:span></text:span><text:span text:style-name="Emphasis"><text:span text:style-name="T11">slowo to czasownik</text:span></text:span></text:p>
      <text:p text:style-name="P16"><text:span text:style-name="Emphasis"><text:span text:style-name="T11"><text:tab/><text:tab/><text:tab/>ans[i] = V</text:span></text:span></text:p>
      <text:p text:style-name="P16"><text:span text:style-name="Emphasis"><text:span text:style-name="T11"><text:tab/><text:tab/><text:tab/>i++</text:span></text:span></text:p>
      <text:p text:style-name="P16"><text:span text:style-name="Emphasis"><text:span text:style-name="T11"><text:tab/><text:tab/>jezeli przypadek(slowo) to biernik, narzednik, celownik, miejscownik lub (dopelniacz i neg)</text:span></text:span></text:p>
      <text:p text:style-name="P16"><text:span text:style-name="Emphasis"><text:span text:style-name="T11"><text:tab/><text:tab/><text:tab/>ans[i] = O</text:span></text:span></text:p>
      <text:p text:style-name="P16"><text:span text:style-name="Emphasis"><text:span text:style-name="T11"><text:tab/><text:tab/><text:tab/>i++</text:span></text:span></text:p>
      <text:p text:style-name="P15"><text:span text:style-name="Emphasis"><text:span text:style-name="T10"><text:tab/></text:span></text:span></text:p>
      <text:p text:style-name="P15"><text:span text:style-name="Emphasis"><text:span text:style-name="T10"><text:tab/></text:span></text:span></text:p>
      <text:p text:style-name="P9"><text:span text:style-name="Emphasis"><text:span text:style-name="T9">class[i] - czestosc wystepowania klasy i (SOV,VSO...)</text:span></text:span></text:p>
      <text:p text:style-name="P9"><text:span text:style-name="Emphasis"><text:span text:style-name="T9">dla kazdego zdania w korpusie:</text:span></text:span></text:p>
      <text:p text:style-name="P9"><text:soft-page-break/><text:span text:style-name="Emphasis"><text:span text:style-name="T9"><text:tab/></text:span></text:span><text:span text:style-name="Emphasis"><text:span text:style-name="T10">zdania = tablica zdan pojedynczych zawierajacych sie w tym zdaniu</text:span></text:span></text:p>
      <text:p text:style-name="P15"><text:span text:style-name="Emphasis"><text:span text:style-name="T10"><text:tab/>dla kazdego "z" w zdaniu:</text:span></text:span></text:p>
      <text:p text:style-name="P15"><text:span text:style-name="Emphasis"><text:span text:style-name="T10"><text:tab/><text:tab/>class[sprawdz_klase(z)] += 1</text:span></text:span></text:p>
      <text:p text:style-name="P15"><text:span text:style-name="Emphasis"><text:span text:style-name="T10"/></text:span></text:p>
      <text:p text:style-name="P17"><text:span text:style-name="Emphasis"><text:span text:style-name="T12">Zad7.</text:span></text:span></text:p>
      <text:p text:style-name="P12"><text:span text:style-name="Emphasis"><text:span text:style-name="T19">Ten świetny algorytm NLP zrozumie nawet dziecko -- nawet dziecko zrozumie ten świetny... </text:span></text:span></text:p>
      <text:p text:style-name="P18"><text:span text:style-name="Emphasis"><text:span text:style-name="T13">Nieoczekiwany rezultat wywołał wielki chaos -- wielki chaos wywołał nieoczekiwany rezultat</text:span></text:span></text:p>
      <text:p text:style-name="P11"><text:span text:style-name="Emphasis"><text:span text:style-name="T18">Remontowanie zakłóciło mu pracowanie -&gt; te same formy rzeczownika powoduja dwuznacznos</text:span></text:span><text:span text:style-name="Emphasis"><text:span text:style-name="T19">c</text:span></text:span></text:p>
      <text:p text:style-name="P11"><text:span text:style-name="Emphasis"><text:span text:style-name="T19"/></text:span></text:p>
      <text:p text:style-name="P12"><text:span text:style-name="Emphasis"><text:span text:style-name="T19">Zad8.</text:span></text:span></text:p>
      <text:p text:style-name="P11"><text:span text:style-name="Emphasis"><text:span text:style-name="T18"/></text:span></text:p>
      <text:p text:style-name="P12"><text:span text:style-name="Emphasis"><text:span text:style-name="T19">rys/ 1 rzecz</text:span></text:span><text:span text:style-name="Emphasis"><text:span text:style-name="T20"> (obrys</text:span></text:span></text:p>
      <text:p text:style-name="P12"><text:span text:style-name="Emphasis"><text:span text:style-name="T19">rysi/ 2 przym</text:span></text:span><text:span text:style-name="Emphasis"><text:span text:style-name="T20"> (coś rysia)</text:span></text:span></text:p>
      <text:p text:style-name="P12"><text:span text:style-name="Emphasis"><text:span text:style-name="T19">rysa / 3 rzecz</text:span></text:span><text:span text:style-name="Emphasis"><text:span text:style-name="T20"><text:tab/><text:tab/></text:span></text:span></text:p>
      <text:p text:style-name="P12"><text:span text:style-name="Emphasis"><text:span text:style-name="T19">ry</text:span></text:span><text:span text:style-name="Emphasis"><text:span text:style-name="T20">ś</text:span></text:span><text:span text:style-name="Emphasis"><text:span text:style-name="T19"> / 4 rzecz</text:span></text:span></text:p>
      <text:p text:style-name="P14"><text:span text:style-name="Emphasis"><text:span text:style-name="T21">Dbajmy o rysie/4 i nie pozwolmy znalezc sie na ich populacji rysie/3. </text:span></text:span></text:p>
      <text:p text:style-name="P14"><text:span text:style-name="Emphasis"><text:span text:style-name="T21">Widzę Rysie/2 stada <text:s/>na horyzontu rysie.</text:span></text:span></text:p>
      <text:p text:style-name="P13"><text:span text:style-name="Emphasis"><text:span text:style-name="T20"/></text:span></text:p>
      <text:p text:style-name="P13"><text:span text:style-name="Emphasis"><text:span text:style-name="T20"/></text:span></text:p>
      <text:p text:style-name="P13"><text:span text:style-name="Emphasis"><text:span text:style-name="T20"/></text:span></text:p>
      <text:p text:style-name="P13"><text:span text:style-name="Emphasis"><text:span text:style-name="T20"/></text:span></text:p>
      <text:p text:style-name="P13"><text:span text:style-name="Emphasis"><text:span text:style-name="T20">ślepy/ 1 rzeczownik</text:span></text:span></text:p>
      <text:p text:style-name="P13"><text:span text:style-name="Emphasis"><text:span text:style-name="T20">ślepić/ 2 czasownik</text:span></text:span></text:p>
      <text:p text:style-name="P13"><text:span text:style-name="Emphasis"><text:span text:style-name="T20">ślepie/ 3 rzeczownik</text:span></text:span></text:p>
      <text:p text:style-name="P13"><text:span text:style-name="Emphasis"><text:span text:style-name="T20">ślepy / 4 <text:s/>przymiotnik</text:span></text:span></text:p>
      <text:p text:style-name="P12"><text:span text:style-name="Emphasis"><text:span text:style-name="T19"/></text:span></text:p>
      <text:p text:style-name="P13"><text:span text:style-name="Emphasis"><text:span text:style-name="T20">wola / 1 rzeczownik</text:span></text:span></text:p>
      <text:p text:style-name="P13"><text:span text:style-name="Emphasis"><text:span text:style-name="T20">wole / 2 rzeczownik - rozszerzenie przełyku najcz. u ptaków</text:span></text:span></text:p>
      <text:p text:style-name="P13"><text:span text:style-name="Emphasis"><text:span text:style-name="T20">woli / 3 przymiotnik (cos woła/wołu)</text:span></text:span></text:p>
      <text:p text:style-name="P13"><text:span text:style-name="Emphasis"><text:span text:style-name="T14">wół/</text:span></text:span><text:span text:style-name="Emphasis"><text:span text:style-name="T15"> 4</text:span></text:span><text:span text:style-name="Emphasis"><text:span text:style-name="T14"> rzeczownik </text:span></text:span></text:p>
      <text:p text:style-name="P13"><text:span text:style-name="Emphasis"><text:span text:style-name="T14"/></text:span></text:p>
      <text:p text:style-name="P19"><text:span text:style-name="Emphasis"><text:span text:style-name="T15">Uważaj jak chodzisz ty wole/4, twe wole/3 buty rozgniotłyby tego ptaka wole/2. A to nie są nasze wole/1.</text:span></text:span></text:p>
      <text:p text:style-name="P19"><text:span text:style-name="Emphasis"><text:span text:style-name="T15"/></text:span></text:p>
      <text:p text:style-name="P20"><text:span text:style-name="Emphasis"><text:span text:style-name="T23">Zad10.</text:span></text:span></text:p>
      <text:p text:style-name="P22"><text:span text:style-name="Emphasis"><text:span text:style-name="T27">wystąpienia</text:span></text:span><text:span text:style-name="Emphasis"><text:span text:style-name="T28">:</text:span></text:span></text:p>
      <text:p text:style-name="P20"><text:span text:style-name="Emphasis"><text:span text:style-name="T23">[orth="miał" &amp; base="miał"]</text:span></text:span><text:span text:style-name="Emphasis"><text:span text:style-name="T24"> - segment miał i baza miał </text:span></text:span></text:p>
      <text:p text:style-name="P20"><text:span text:style-name="Emphasis"><text:span text:style-name="T23">[orth="woli" &amp; pos="adj"]</text:span></text:span><text:span text:style-name="Emphasis"><text:span text:style-name="T24"> - segment woli i </text:span></text:span><text:span text:style-name="Emphasis"><text:span text:style-name="T25">przymiotnik (klasa gramatyczna)</text:span></text:span></text:p>
      <text:p text:style-name="P21"><text:span text:style-name="Emphasis"><text:span text:style-name="T23">[orth="woli" &amp; tag="adj:sg:acc:m3:pos"]</text:span></text:span><text:span text:style-name="Emphasis"><text:span text:style-name="T25"> - segment woli i przymiotnik, l.p, biernik, meski, </text:span></text:span><text:span text:style-name="Emphasis"><text:span text:style-name="T26">stopien rowny</text:span></text:span></text:p>
      <text:p text:style-name="P21"><text:span text:style-name="Emphasis"><text:span text:style-name="T23">[tag="adj:sg:acc:f:pos"] [base="niewiasta"]</text:span></text:span><text:span text:style-name="Emphasis"><text:span text:style-name="T26"> - bigramy, 1 slowo to przymiotnik, lp, biernik,zenski,rowny a 2 slowo ma lemat niewiasta</text:span></text:span></text:p>
      <text:p text:style-name="P21"><text:span text:style-name="Emphasis"><text:span text:style-name="T23">pojechał [case="inst"] do [case="gen"]</text:span></text:span><text:span text:style-name="Emphasis"><text:span text:style-name="T22"> - 4-gramy 1- pojechal, 2 - narzednik, 3 - do, 4 - dopelniacz</text:span></text:span></text:p>
      <text:p text:style-name="P15"><text:span text:style-name="Emphasis"><text:span text:style-name="T10"/></text:span></text:p>
      <text:p text:style-name="P23"><text:span text:style-name="Emphasis"><text:span text:style-name="T16">a)</text:span></text:span></text:p>
      <text:p text:style-name="P23"><text:span text:style-name="Emphasis"><text:span text:style-name="T16">[orth = "wolę" &amp; base = "wola"]</text:span></text:span><text:span text:style-name="Emphasis"><text:span text:style-name="T17"> - wolę [wola:subst:sg:acc:f] pogadać na łonie natury</text:span></text:span></text:p>
      <text:p text:style-name="P24"><text:span text:style-name="Emphasis"><text:span text:style-name="T17">[orth = "soli" &amp; base = "solić"] - </text:span></text:span><text:span text:style-name="Emphasis"><text:span text:style-name="T10">Zostawia zamienioną w słu</text:span></text:span><text:span text:style-name="Emphasis"><text:span text:style-name="T17">p [solić:fin:sg:ter:imperf] Dominikę</text:span></text:span></text:p>
      <text:p text:style-name="P24"><text:span text:style-name="Emphasis"><text:span text:style-name="T10"><text:tab/></text:span></text:span></text:p>
      <text:p text:style-name="P9"><text:span text:style-name="Emphasis"/></text:p>
      <text:p text:style-name="P24"><text:span text:style-name="Emphasis"><text:span text:style-name="T29">b)</text:span></text:span></text:p>
      <text:p text:style-name="P24"><text:span text:style-name="Emphasis"><text:span text:style-name="T8">Mężczyzna</text:span></text:span><text:span text:style-name="Emphasis"><text:span text:style-name="T29"> spadł z drzewa.</text:span></text:span></text:p>
      <text:p text:style-name="P24"><text:soft-page-break/><text:span text:style-name="Emphasis"><text:span text:style-name="T31">//</text:span></text:span><text:span text:style-name="Emphasis"><text:span text:style-name="T29">Zielony - [tag="adj:sg:nom:m1</text:span></text:span><text:span text:style-name="Emphasis"><text:span text:style-name="T30">:pos"]</text:span></text:span></text:p>
      <text:p text:style-name="P25"><text:span text:style-name="Emphasis"><text:span text:style-name="T8">Mężczyzna</text:span></text:span><text:span text:style-name="Emphasis"><text:span text:style-name="T30"> - podmiot w m1</text:span></text:span></text:p>
      <text:p text:style-name="P25"><text:span text:style-name="Emphasis"><text:span text:style-name="T30">spadł - [tag="praet:sg:m1:perf"]</text:span></text:span></text:p>
      <text:p text:style-name="P25"><text:span text:style-name="Emphasis"><text:span text:style-name="T30">z - [tag="prep:gen:nwok"]</text:span></text:span></text:p>
      <text:p text:style-name="P25"><text:span text:style-name="Emphasis"><text:span text:style-name="T30">drzewa - [tag="subst:sg:gen:n"]</text:span></text:span></text:p>
      <text:p text:style-name="P9"><text:a xlink:type="simple" xlink:href="http://nkjp.pl/poliqarp/nkjp300/query/0/" text:style-name="Internet_20_link" text:visited-style-name="Visited_20_Internet_20_Link"><text:span text:style-name="Emphasis"><text:span text:style-name="Strong_20_Emphasis">mężczyzna</text:span></text:span></text:a><text:a xlink:type="simple" xlink:href="http://nkjp.pl/poliqarp/nkjp300/query/0/" text:style-name="Internet_20_link" text:visited-style-name="Visited_20_Internet_20_Link"><text:span text:style-name="Emphasis"> [mężczyzna:subst:sg:nom:m1]</text:span></text:a><text:a xlink:type="simple" xlink:href="http://nkjp.pl/poliqarp/nkjp300/query/0/" text:style-name="Internet_20_link" text:visited-style-name="Visited_20_Internet_20_Link"><text:span text:style-name="Emphasis"><text:span text:style-name="Strong_20_Emphasis"> znikł</text:span></text:span></text:a><text:a xlink:type="simple" xlink:href="http://nkjp.pl/poliqarp/nkjp300/query/0/" text:style-name="Internet_20_link" text:visited-style-name="Visited_20_Internet_20_Link"><text:span text:style-name="Emphasis"> [zniknąć:praet:sg:m1:perf]</text:span></text:a><text:a xlink:type="simple" xlink:href="http://nkjp.pl/poliqarp/nkjp300/query/0/" text:style-name="Internet_20_link" text:visited-style-name="Visited_20_Internet_20_Link"><text:span text:style-name="Emphasis"><text:span text:style-name="Strong_20_Emphasis"> z</text:span></text:span></text:a><text:a xlink:type="simple" xlink:href="http://nkjp.pl/poliqarp/nkjp300/query/0/" text:style-name="Internet_20_link" text:visited-style-name="Visited_20_Internet_20_Link"><text:span text:style-name="Emphasis"> [z:prep:gen:nwok]</text:span></text:a><text:a xlink:type="simple" xlink:href="http://nkjp.pl/poliqarp/nkjp300/query/0/" text:style-name="Internet_20_link" text:visited-style-name="Visited_20_Internet_20_Link"><text:span text:style-name="Emphasis"><text:span text:style-name="Strong_20_Emphasis"> pola</text:span></text:span></text:a><text:a xlink:type="simple" xlink:href="http://nkjp.pl/poliqarp/nkjp300/query/0/" text:style-name="Internet_20_link" text:visited-style-name="Visited_20_Internet_20_Link"><text:span text:style-name="Emphasis"> [pole:subst:sg:gen:n]</text:span></text:a></text:p>
      <text:p text:style-name="P10"><text:a xlink:type="simple" xlink:href="http://nkjp.pl/poliqarp/nkjp300/query/1/" text:style-name="Internet_20_link" text:visited-style-name="Visited_20_Internet_20_Link"><text:span text:style-name="Strong_20_Emphasis">mężczyzna</text:span></text:a><text:a xlink:type="simple" xlink:href="http://nkjp.pl/poliqarp/nkjp300/query/1/" text:style-name="Internet_20_link" text:visited-style-name="Visited_20_Internet_20_Link"> [mężczyzna:subst:sg:nom:m1]</text:a><text:a xlink:type="simple" xlink:href="http://nkjp.pl/poliqarp/nkjp300/query/1/" text:style-name="Internet_20_link" text:visited-style-name="Visited_20_Internet_20_Link"><text:span text:style-name="Strong_20_Emphasis"> wybiegł</text:span></text:a><text:a xlink:type="simple" xlink:href="http://nkjp.pl/poliqarp/nkjp300/query/1/" text:style-name="Internet_20_link" text:visited-style-name="Visited_20_Internet_20_Link"> [wybiec:praet:sg:m1:perf]</text:a><text:a xlink:type="simple" xlink:href="http://nkjp.pl/poliqarp/nkjp300/query/1/" text:style-name="Internet_20_link" text:visited-style-name="Visited_20_Internet_20_Link"><text:span text:style-name="Strong_20_Emphasis"> z</text:span></text:a><text:a xlink:type="simple" xlink:href="http://nkjp.pl/poliqarp/nkjp300/query/1/" text:style-name="Internet_20_link" text:visited-style-name="Visited_20_Internet_20_Link"> [z:prep:gen:nwok]</text:a><text:a xlink:type="simple" xlink:href="http://nkjp.pl/poliqarp/nkjp300/query/1/" text:style-name="Internet_20_link" text:visited-style-name="Visited_20_Internet_20_Link"><text:span text:style-name="Strong_20_Emphasis"> mieszkania</text:span></text:a><text:a xlink:type="simple" xlink:href="http://nkjp.pl/poliqarp/nkjp300/query/1/" text:style-name="Internet_20_link" text:visited-style-name="Visited_20_Internet_20_Link"> [mieszkanie:subst:sg:gen:n]</text:a></text:p>
      <text:p text:style-name="P8"><text:a xlink:type="simple" xlink:href="http://nkjp.pl/poliqarp/nkjp300/query/2/" text:style-name="Internet_20_link" text:visited-style-name="Visited_20_Internet_20_Link"><text:span text:style-name="Strong_20_Emphasis">mężczyzna</text:span></text:a><text:a xlink:type="simple" xlink:href="http://nkjp.pl/poliqarp/nkjp300/query/2/" text:style-name="Internet_20_link" text:visited-style-name="Visited_20_Internet_20_Link"> [mężczyzna:subst:sg:nom:m1]</text:a><text:a xlink:type="simple" xlink:href="http://nkjp.pl/poliqarp/nkjp300/query/2/" text:style-name="Internet_20_link" text:visited-style-name="Visited_20_Internet_20_Link"><text:span text:style-name="Strong_20_Emphasis"> spadł</text:span></text:a><text:a xlink:type="simple" xlink:href="http://nkjp.pl/poliqarp/nkjp300/query/2/" text:style-name="Internet_20_link" text:visited-style-name="Visited_20_Internet_20_Link"> [spaść:praet:sg:m1:perf]</text:a><text:a xlink:type="simple" xlink:href="http://nkjp.pl/poliqarp/nkjp300/query/2/" text:style-name="Internet_20_link" text:visited-style-name="Visited_20_Internet_20_Link"><text:span text:style-name="Strong_20_Emphasis"> z</text:span></text:a><text:a xlink:type="simple" xlink:href="http://nkjp.pl/poliqarp/nkjp300/query/2/" text:style-name="Internet_20_link" text:visited-style-name="Visited_20_Internet_20_Link"> [z:prep:gen:nwok]</text:a><text:a xlink:type="simple" xlink:href="http://nkjp.pl/poliqarp/nkjp300/query/2/" text:style-name="Internet_20_link" text:visited-style-name="Visited_20_Internet_20_Link"><text:span text:style-name="Strong_20_Emphasis"> drzewa</text:span></text:a><text:a xlink:type="simple" xlink:href="http://nkjp.pl/poliqarp/nkjp300/query/2/" text:style-name="Internet_20_link" text:visited-style-name="Visited_20_Internet_20_Link"> [drzewo:subst:sg:gen:n]</text:a></text:p>
      <text:p text:style-name="P7"><text:a xlink:type="simple" xlink:href="http://nkjp.pl/poliqarp/nkjp300/query/3/" text:style-name="Internet_20_link" text:visited-style-name="Visited_20_Internet_20_Link"><text:span text:style-name="Strong_20_Emphasis">mężczyzna</text:span></text:a><text:a xlink:type="simple" xlink:href="http://nkjp.pl/poliqarp/nkjp300/query/3/" text:style-name="Internet_20_link" text:visited-style-name="Visited_20_Internet_20_Link"> [mężczyzna:subst:sg:nom:m1]</text:a><text:a xlink:type="simple" xlink:href="http://nkjp.pl/poliqarp/nkjp300/query/3/" text:style-name="Internet_20_link" text:visited-style-name="Visited_20_Internet_20_Link"><text:span text:style-name="Strong_20_Emphasis"> wyskoczył</text:span></text:a><text:a xlink:type="simple" xlink:href="http://nkjp.pl/poliqarp/nkjp300/query/3/" text:style-name="Internet_20_link" text:visited-style-name="Visited_20_Internet_20_Link"> [wyskoczyć:praet:sg:m1:perf]</text:a><text:a xlink:type="simple" xlink:href="http://nkjp.pl/poliqarp/nkjp300/query/3/" text:style-name="Internet_20_link" text:visited-style-name="Visited_20_Internet_20_Link"><text:span text:style-name="Strong_20_Emphasis"> z</text:span></text:a><text:a xlink:type="simple" xlink:href="http://nkjp.pl/poliqarp/nkjp300/query/3/" text:style-name="Internet_20_link" text:visited-style-name="Visited_20_Internet_20_Link"> [z:prep:gen:nwok]</text:a><text:a xlink:type="simple" xlink:href="http://nkjp.pl/poliqarp/nkjp300/query/3/" text:style-name="Internet_20_link" text:visited-style-name="Visited_20_Internet_20_Link"><text:span text:style-name="Strong_20_Emphasis"> okna</text:span></text:a><text:a xlink:type="simple" xlink:href="http://nkjp.pl/poliqarp/nkjp300/query/3/" text:style-name="Internet_20_link" text:visited-style-name="Visited_20_Internet_20_Link"> [okno:subst:sg:gen:n]</text:a></text:p>
      <text:p text:style-name="P5"><text:a xlink:type="simple" xlink:href="http://nkjp.pl/poliqarp/nkjp300/query/4/" text:style-name="Internet_20_link" text:visited-style-name="Visited_20_Internet_20_Link"><text:span text:style-name="Strong_20_Emphasis">mężczyzna</text:span></text:a><text:a xlink:type="simple" xlink:href="http://nkjp.pl/poliqarp/nkjp300/query/4/" text:style-name="Internet_20_link" text:visited-style-name="Visited_20_Internet_20_Link"> [mężczyzna:subst:sg:nom:m1]</text:a><text:a xlink:type="simple" xlink:href="http://nkjp.pl/poliqarp/nkjp300/query/4/" text:style-name="Internet_20_link" text:visited-style-name="Visited_20_Internet_20_Link"><text:span text:style-name="Strong_20_Emphasis"> wysiadł</text:span></text:a><text:a xlink:type="simple" xlink:href="http://nkjp.pl/poliqarp/nkjp300/query/4/" text:style-name="Internet_20_link" text:visited-style-name="Visited_20_Internet_20_Link"> [wysiąść:praet:sg:m1:perf]</text:a><text:a xlink:type="simple" xlink:href="http://nkjp.pl/poliqarp/nkjp300/query/4/" text:style-name="Internet_20_link" text:visited-style-name="Visited_20_Internet_20_Link"><text:span text:style-name="Strong_20_Emphasis"> z</text:span></text:a><text:a xlink:type="simple" xlink:href="http://nkjp.pl/poliqarp/nkjp300/query/4/" text:style-name="Internet_20_link" text:visited-style-name="Visited_20_Internet_20_Link"> [z:prep:gen:nwok]</text:a><text:a xlink:type="simple" xlink:href="http://nkjp.pl/poliqarp/nkjp300/query/4/" text:style-name="Internet_20_link" text:visited-style-name="Visited_20_Internet_20_Link"><text:span text:style-name="Strong_20_Emphasis"> auta</text:span></text:a><text:a xlink:type="simple" xlink:href="http://nkjp.pl/poliqarp/nkjp300/query/4/" text:style-name="Internet_20_link" text:visited-style-name="Visited_20_Internet_20_Link"> [auto:subst:sg:gen:n]</text:a></text:p>
      <text:p text:style-name="P5"><text:a xlink:type="simple" xlink:href="http://nkjp.pl/poliqarp/nkjp300/query/5/" text:style-name="Internet_20_link" text:visited-style-name="Visited_20_Internet_20_Link"><text:span text:style-name="Strong_20_Emphasis">mężczyzna</text:span></text:a><text:a xlink:type="simple" xlink:href="http://nkjp.pl/poliqarp/nkjp300/query/5/" text:style-name="Internet_20_link" text:visited-style-name="Visited_20_Internet_20_Link"> [mężczyzna:subst:sg:nom:m1]</text:a><text:a xlink:type="simple" xlink:href="http://nkjp.pl/poliqarp/nkjp300/query/5/" text:style-name="Internet_20_link" text:visited-style-name="Visited_20_Internet_20_Link"><text:span text:style-name="Strong_20_Emphasis"> wyskoczył</text:span></text:a><text:a xlink:type="simple" xlink:href="http://nkjp.pl/poliqarp/nkjp300/query/5/" text:style-name="Internet_20_link" text:visited-style-name="Visited_20_Internet_20_Link"> [wyskoczyć:praet:sg:m1:perf]</text:a><text:a xlink:type="simple" xlink:href="http://nkjp.pl/poliqarp/nkjp300/query/5/" text:style-name="Internet_20_link" text:visited-style-name="Visited_20_Internet_20_Link"><text:span text:style-name="Strong_20_Emphasis"> z</text:span></text:a><text:a xlink:type="simple" xlink:href="http://nkjp.pl/poliqarp/nkjp300/query/5/" text:style-name="Internet_20_link" text:visited-style-name="Visited_20_Internet_20_Link"> [z:prep:gen:nwok]</text:a><text:a xlink:type="simple" xlink:href="http://nkjp.pl/poliqarp/nkjp300/query/5/" text:style-name="Internet_20_link" text:visited-style-name="Visited_20_Internet_20_Link"><text:span text:style-name="Strong_20_Emphasis"> auta</text:span></text:a><text:a xlink:type="simple" xlink:href="http://nkjp.pl/poliqarp/nkjp300/query/5/" text:style-name="Internet_20_link" text:visited-style-name="Visited_20_Internet_20_Link"> [auto:subst:sg:gen:n]</text:a></text:p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8:04:29.063587784</meta:creation-date>
    <meta:generator>LibreOffice/6.4.6.2$Linux_X86_64 LibreOffice_project/40$Build-2</meta:generator>
    <dc:date>2020-11-25T15:13:41.678411180</dc:date>
    <meta:editing-duration>PT1H4M53S</meta:editing-duration>
    <meta:editing-cycles>5</meta:editing-cycles>
    <meta:document-statistic meta:table-count="0" meta:image-count="0" meta:object-count="0" meta:page-count="4" meta:paragraph-count="129" meta:word-count="889" meta:character-count="6417" meta:non-whitespace-character-count="5557"/>
  </office:meta>
</office:document-meta>
</file>